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03418" officeooo:paragraph-rsid="00103418"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103418" officeooo:paragraph-rsid="00103418"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11ec5d" officeooo:paragraph-rsid="0011ec5d"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30530" officeooo:paragraph-rsid="00130530"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431c8" officeooo:paragraph-rsid="001431c8"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8233a" officeooo:paragraph-rsid="0018233a"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999bc" officeooo:paragraph-rsid="001999bc"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c1381" officeooo:paragraph-rsid="001c1381" style:font-weight-asian="normal" style:font-weight-complex="normal"/>
    </style:style>
    <style:style style:name="P9" style:family="paragraph" style:parent-style-name="Standard">
      <style:paragraph-properties fo:text-align="justify" style:justify-single-word="false"/>
      <style:text-properties style:text-underline-style="none" fo:font-weight="bold" officeooo:rsid="0011ec5d" officeooo:paragraph-rsid="0011ec5d" style:font-weight-asian="bold" style:font-weight-complex="bold"/>
    </style:style>
    <style:style style:name="P10" style:family="paragraph" style:parent-style-name="Standard">
      <style:paragraph-properties fo:text-align="justify" style:justify-single-word="false"/>
      <style:text-properties style:text-underline-style="none" fo:font-weight="bold" officeooo:rsid="00130530" officeooo:paragraph-rsid="00130530"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1431c8" officeooo:paragraph-rsid="001431c8" style:font-weight-asian="bold" style:font-weight-complex="bold"/>
    </style:style>
    <style:style style:name="T1" style:family="text">
      <style:text-properties officeooo:rsid="0011ec5d"/>
    </style:style>
    <style:style style:name="T2" style:family="text">
      <style:text-properties style:text-underline-style="solid" style:text-underline-width="auto" style:text-underline-color="font-color"/>
    </style:style>
    <style:style style:name="T3" style:family="text">
      <style:text-properties officeooo:rsid="00130530"/>
    </style:style>
    <style:style style:name="T4" style:family="text">
      <style:text-properties fo:font-weight="normal" style:font-weight-asian="normal" style:font-weight-complex="normal"/>
    </style:style>
    <style:style style:name="T5" style:family="text">
      <style:text-properties fo:font-weight="normal" officeooo:rsid="001431c8" style:font-weight-asian="normal" style:font-weight-complex="normal"/>
    </style:style>
    <style:style style:name="T6" style:family="text">
      <style:text-properties officeooo:rsid="0015bc6e"/>
    </style:style>
    <style:style style:name="T7" style:family="text">
      <style:text-properties officeooo:rsid="0016b1d9"/>
    </style:style>
    <style:style style:name="T8" style:family="text">
      <style:text-properties officeooo:rsid="001999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ategy for dealing with categorical data</text:p>
      <text:p text:style-name="P1"/>
      <text:p text:style-name="P3"/>
      <text:p text:style-name="P3">Discrete Data Types:</text:p>
      <text:p text:style-name="P2"><text:tab/>Nominal : A role or status existing in name only. Without order.</text:p>
      <text:p text:style-name="P2"><text:tab/>Binary </text:p>
      <text:p text:style-name="P2"><text:tab/>Ordinal: Groups with order</text:p>
      <text:p text:style-name="P2"><text:tab/><text:span text:style-name="T1">Count: Number of occurrences</text:span></text:p>
      <text:p text:style-name="P3">Continuous Data Types:</text:p>
      <text:p text:style-name="P3"><text:tab/>Time: Cyclical numbers with a temporal context</text:p>
      <text:p text:style-name="P3"><text:tab/>Interval: Positive and/or negative numbers without a temporal component </text:p>
      <text:p text:style-name="P2"/>
      <text:p text:style-name="P3">Nominal data are often one-hot encoded but there might be better options.</text:p>
      <text:p text:style-name="P3">Ordinal data can be rank ordered:</text:p>
      <text:p text:style-name="P3"><text:tab/>1. Can be assumed to be close enough to interval data.</text:p>
      <text:p text:style-name="P3"><text:tab/>2. It can be treated as nominal data.</text:p>
      <text:p text:style-name="P3"><text:tab/>3. Magnitude of difference between the numbers can be ignored.</text:p>
      <text:p text:style-name="P3"><text:tab/></text:p>
      <text:p text:style-name="P3">Encoders for categorical data:</text:p>
      <text:p text:style-name="P3"/>
      <text:p text:style-name="P9">1. <text:span text:style-name="T2">Classic Encoders</text:span></text:p>
      <text:p text:style-name="P9">1.1 Ordinal/<text:span text:style-name="T7">Integer/Label</text:span> <text:span text:style-name="T3">Encoder</text:span></text:p>
      <text:p text:style-name="P3"><text:tab/>Convert string labels to integer values 1 through k. Adds bias with the relationships between <text:tab/>the numbers.</text:p>
      <text:p text:style-name="P9">1.2 OneHot/Dummy/Indicator or Binary Encoding</text:p>
      <text:p text:style-name="P3"><text:tab/>Standard and widely used for nominal data. <text:span text:style-name="T3">Created one column for each value to compare <text:tab/>against all other values. For each new column, a row get a 1 if the row contained that <text:tab/>columns’ value and a 0 if it did not. Number of new features is equal to k. Can be difficult <text:tab/>for decision tree based algorithms. Sklearn OneHotEncoder is good to use.</text:span></text:p>
      <text:p text:style-name="P3"><text:tab/><text:span text:style-name="T8">LabelBinarizer() from sklearn</text:span></text:p>
      <text:p text:style-name="P8"><text:tab/>Transforming IP addresses:</text:p>
      <text:p text:style-name="P3"><text:tab/><text:a xlink:type="simple" xlink:href="https://stackoverflow.com/questions/5619685/conversion-from-ip-string-to-integer-and-" text:style-name="Internet_20_link" text:visited-style-name="Visited_20_Internet_20_Link">https://stackoverflow.com/questions/5619685/conversion-from-ip-string-to-integer-and-</text:a><text:tab/>backward-in-python</text:p>
      <text:p text:style-name="P3"><text:tab/><text:span text:style-name="T8">IP Addresses: treat them as separate features in training and new ones in test treat as unknown, not ideal for our purposes.</text:span></text:p>
      <text:p text:style-name="P10">1.3 Binary Encoder</text:p>
      <text:p text:style-name="P4"><text:tab/>Works well with high dimensional ordinal data. Categories are encoded with <text:tab/>OrdinalEncoder if not already in numeric form. Then ints are converted to binary code. <text:tab/>Digits of binary are split into separate columns. Reduces chances of dimensionality <text:tab/>problems but works well for data where cardinality of the column is higher.</text:p>
      <text:p text:style-name="P10">1.4 Hashing Encoder</text:p>
      <text:p text:style-name="P10"><text:span text:style-name="T4"><text:tab/>Implements hashing trick. Similar to onehot but with fewer new dimensions but adds some <text:tab/>info loss </text:span><text:span text:style-name="T5">(hash collisions)</text:span><text:span text:style-name="T4">.</text:span></text:p>
      <text:p text:style-name="P10"><text:tab/></text:p>
      <text:p text:style-name="P11">2. <text:span text:style-name="T2">Bayesian Encoders</text:span></text:p>
      <text:p text:style-name="P5">Use information from the dependant variable in their encodings. They output one column and can work well with high cardinality data.</text:p>
      <text:p text:style-name="P11">2.1 Target</text:p>
      <text:p text:style-name="P5"><text:tab/>Use the mean of the DV, must take steps to avoid overfitting/response leakage. Works well for classification tasks. Replace categorical variable with just one new numerical variable and replace each category of the categorical varable with its corresponding probability of the target (if categorical) or average of the target (if numerical). <text:span text:style-name="T6">Lower predictability corresponding to binary </text:span><text:soft-page-break/><text:span text:style-name="T6">encoding. “Target” Will be a classification (can make this into a binary classification if we consider the normal and abnormal classes as the 2 classes, need more research for the other classes). Encoded based on the ratio of occurance of the positive(normal/1) class in the target variable.</text:span></text:p>
      <text:p text:style-name="P6">Mean encoding represents a probability of your target variable, conditional on each value of the feature. Better loss with a shorter tree.</text:p>
      <text:p text:style-name="P11">2.2 LeaveOneOut</text:p>
      <text:p text:style-name="P5"><text:tab/>Similar to target but avoids contaminations (works well for classification tasks). <text:span text:style-name="T8">Calculate the mean of the target variables for all the records containing the same value for the categorical feature variable in question. Different for training and testing data. </text:span></text:p>
      <text:p text:style-name="P5"><text:tab/>-<text:span text:style-name="T8">Training: the record under consideration is left out</text:span></text:p>
      <text:p text:style-name="P5"><text:tab/>-<text:span text:style-name="T8">Testing: Either validation or prediction, don’t need the record to be left out or the random <text:tab/>factor.</text:span></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3:54:52.523396316</meta:creation-date>
    <dc:date>2019-10-31T18:01:01.400878907</dc:date>
    <meta:editing-duration>PT1H1M19S</meta:editing-duration>
    <meta:editing-cycles>4</meta:editing-cycles>
    <meta:generator>LibreOffice/6.0.7.3$Linux_X86_64 LibreOffice_project/00m0$Build-3</meta:generator>
    <meta:document-statistic meta:table-count="0" meta:image-count="0" meta:object-count="0" meta:page-count="2" meta:paragraph-count="39" meta:word-count="513" meta:character-count="3359" meta:non-whitespace-character-count="2848"/>
  </office:meta>
</office:document-meta>
</file>